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5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2pt"/>
    </style:style>
    <style:style style:name="T1" style:family="text">
      <style:text-properties fo:font-family="'Times New Roman'" style:font-family-generic="roman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67cm" svg:height="0.666cm" svg:x="0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7cm" svg:x="0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7cm" svg:x="1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7cm" svg:x="2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7cm" svg:x="2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7cm" svg:x="3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7cm" svg:x="4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7cm" svg:x="4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7cm" svg:x="5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7cm" svg:x="6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7cm" svg:x="6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7cm" svg:x="7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7cm" svg:x="8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7cm" svg:x="8.923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923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1.59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256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256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4.923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6.923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8.256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923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1.59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2.256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6cm" svg:x="3.59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4.256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4.923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6.923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923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59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256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923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59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256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4.923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5.59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256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6.923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7.59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256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8.923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9.59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6cm" svg:height="0.667cm" svg:x="9.59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9.59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9.59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9.59cm" svg:y="3.6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0.95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7cm" svg:x="10.256cm" svg:y="1.6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2.2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2.95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0.256cm" svg:y="3.624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44cm" svg:height="0.734cm" svg:x="1.923cm" svg:y="4.408cm">
          <draw:text-box>
            <text:p text:style-name="P2"><text:span text:style-name="T1">UP</text:span></text:p>
          </draw:text-box>
        </draw:frame>
        <draw:frame draw:style-name="gr4" draw:text-style-name="P3" draw:layer="layout" svg:width="1.501cm" svg:height="0.734cm" svg:x="4.123cm" svg:y="4.401cm">
          <draw:text-box>
            <text:p text:style-name="P2"><text:span text:style-name="T1">LEFT</text:span></text:p>
          </draw:text-box>
        </draw:frame>
        <draw:frame draw:style-name="gr5" draw:text-style-name="P3" draw:layer="layout" svg:width="1.819cm" svg:height="0.734cm" svg:x="6.31cm" svg:y="4.424cm">
          <draw:text-box>
            <text:p text:style-name="P2"><text:span text:style-name="T1">DOWN</text:span></text:p>
          </draw:text-box>
        </draw:frame>
        <draw:frame draw:style-name="gr6" draw:text-style-name="P3" draw:layer="layout" svg:width="1.785cm" svg:height="0.734cm" svg:x="8.656cm" svg:y="4.424cm">
          <draw:text-box>
            <text:p text:style-name="P2"><text:span text:style-name="T1">RIGHT</text:span></text:p>
          </draw:text-box>
        </draw:frame>
        <draw:frame draw:style-name="gr7" draw:text-style-name="P3" draw:layer="layout" svg:width="6.022cm" svg:height="0.734cm" svg:x="2.901cm" svg:y="5.225cm">
          <draw:text-box>
            <text:p text:style-name="P2"><text:span text:style-name="T1">L-shapes and how to rotate th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9cm" fo:margin-bottom="0.454cm" fo:margin-left="0.423cm" fo:margin-right="0.49cm" fo:page-width="12cm" fo:page-height="6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6-04-14T09:47:04</meta:creation-date>
    <dc:creator>Rhodri James</dc:creator>
    <dc:date>2006-08-07T00:12:47</dc:date>
    <dc:language>en-GB</dc:language>
    <meta:editing-cycles>3</meta:editing-cycles>
    <meta:editing-duration>PT12M27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